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602CF18F46DF8C3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.001cm" svg:y="0.001cm">
          <draw:image xlink:href="Pictures/1000000000000500000002D0602CF18F46DF8C3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appears to the disciples</text:span></text:p>
            <text:p text:style-name="P3"><text:span text:style-name="T2">(John 20:19-31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12:22.951000000</dc:date>
    <meta:editing-duration>PT2H21M47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